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language="en" fo:country="U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
      <text:p text:style-name="P17">%=TITRE=%,</text:p>
      <text:p text:style-name="P17"/>
      <text:p text:style-name="P17">Nous constatons que vous avez bénéficié des prestations de la prestation complémentaire à l'AVS/AI jusqu'au %=DATEFINASSISTE=%. La contribution mensuelle qui vous était allouée à ce titre doit donc être supprimée à partir du %=DATEDEBUT=%.</text:p>
      <text:p text:style-name="P17"/>
      <text:p text:style-name="P17">Toutefois, étant donné que votre revenu déterminant s'èlève à CHF %=REVDET=%, nous avons le plaisir de vous annoncer que vous pouvez bénéficier des contributions suivantes :</text:p>
      <text:p text:style-name="P17">%#include AM_SUBSIDES#%</text:p>
      <text:p text:style-name="P17">%#include AM_INFO_2019#%</text:p>
      <text:p text:style-name="P17">%#include AM_SIGNATURES#%</text:p>
      <text:p text:style-name="P23">%#include AM_REVENU_STANDARD_<text:span text:style-name="T5">2019</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pce</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43:03.82</dc:date>
    <meta:print-date>2003-09-10T06:53:00</meta:print-date>
    <meta:editing-cycles>121</meta:editing-cycles>
    <meta:editing-duration>PT7H2M18S</meta:editing-duration>
    <meta:document-statistic meta:table-count="0" meta:image-count="2" meta:object-count="0" meta:page-count="2" meta:paragraph-count="36" meta:word-count="297" meta:character-count="221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